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officeooo:rsid="02dc17bd" officeooo:paragraph-rsid="02dc17bd"/>
    </style:style>
    <style:style style:name="P47" style:family="paragraph" style:parent-style-name="Text_20_body">
      <style:text-properties officeooo:rsid="02833bab" officeooo:paragraph-rsid="02833bab"/>
    </style:style>
    <style:style style:name="P48" style:family="paragraph" style:parent-style-name="Text_20_body">
      <style:text-properties officeooo:paragraph-rsid="01756fef"/>
    </style:style>
    <style:style style:name="P49" style:family="paragraph" style:parent-style-name="Text_20_body">
      <style:text-properties officeooo:rsid="01dd4f45" officeooo:paragraph-rsid="01dd4f45"/>
    </style:style>
    <style:style style:name="P50" style:family="paragraph" style:parent-style-name="Text_20_body">
      <style:text-properties officeooo:paragraph-rsid="01edcf44"/>
    </style:style>
    <style:style style:name="P51" style:family="paragraph" style:parent-style-name="Text_20_body">
      <style:text-properties officeooo:rsid="0036a586" officeooo:paragraph-rsid="0176446b"/>
    </style:style>
    <style:style style:name="P52" style:family="paragraph" style:parent-style-name="Text_20_body">
      <style:text-properties officeooo:paragraph-rsid="031e5fb3"/>
    </style:style>
    <style:style style:name="P53" style:family="paragraph" style:parent-style-name="Text_20_body">
      <style:text-properties officeooo:rsid="03a72f27" officeooo:paragraph-rsid="03afe2b9"/>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Index" style:master-page-name="Index">
      <style:paragraph-properties fo:text-align="start" style:justify-single-word="false" style:page-number="auto"/>
      <style:text-properties officeooo:paragraph-rsid="0002d659"/>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1ad83bc" officeooo:paragraph-rsid="01ad83bc"/>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_20_2">
      <style:text-properties officeooo:rsid="03733045"/>
    </style:style>
    <style:style style:name="P63" style:family="paragraph" style:parent-style-name="Heading_20_2">
      <style:paragraph-properties fo:text-align="start" style:justify-single-word="false"/>
      <style:text-properties officeooo:rsid="02cda2b6" officeooo:paragraph-rsid="02cda2b6"/>
    </style:style>
    <style:style style:name="P64" style:family="paragraph" style:parent-style-name="Heading_20_2">
      <style:paragraph-properties fo:text-align="start" style:justify-single-word="false"/>
      <style:text-properties style:font-name="Times New Roman" officeooo:rsid="02cda2b6" officeooo:paragraph-rsid="02cda2b6"/>
    </style:style>
    <style:style style:name="P65" style:family="paragraph" style:parent-style-name="Heading_20_2">
      <style:text-properties style:font-name="Times New Roman" officeooo:rsid="02c07c14" officeooo:paragraph-rsid="02c07c14"/>
    </style:style>
    <style:style style:name="P66" style:family="paragraph" style:parent-style-name="Heading_20_2">
      <style:text-properties officeooo:rsid="0036a586" officeooo:paragraph-rsid="0176446b"/>
    </style:style>
    <style:style style:name="P67" style:family="paragraph" style:parent-style-name="Heading_20_2" style:list-style-name=""/>
    <style:style style:name="P68" style:family="paragraph" style:parent-style-name="Heading_20_2">
      <style:text-properties officeooo:paragraph-rsid="03afe2b9"/>
    </style:style>
    <style:style style:name="P69" style:family="paragraph" style:parent-style-name="Heading_20_2">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Standard" style:master-page-name="First_20_Page">
      <style:paragraph-properties style:page-number="auto"/>
      <style:text-properties officeooo:rsid="038405db" officeooo:paragraph-rsid="038405db"/>
    </style:style>
    <style:style style:name="P75" style:family="paragraph" style:parent-style-name="Text_20_body" style:list-style-name="L1">
      <style:text-properties style:font-name="Times New Roman" officeooo:rsid="02c07c14" officeooo:paragraph-rsid="02c07c14"/>
    </style:style>
    <style:style style:name="P76" style:family="paragraph" style:parent-style-name="Text_20_body" style:list-style-name="L1">
      <style:text-properties style:font-name="Times New Roman" officeooo:rsid="02c07c14" officeooo:paragraph-rsid="02d79272"/>
    </style:style>
    <style:style style:name="P77" style:family="paragraph" style:parent-style-name="Text_20_body" style:list-style-name="L1">
      <style:text-properties style:font-name="Times New Roman" officeooo:rsid="02c694e2" officeooo:paragraph-rsid="02c694e2"/>
    </style:style>
    <style:style style:name="P78" style:family="paragraph" style:parent-style-name="Text_20_body" style:list-style-name="L2">
      <style:text-properties style:font-name="Times New Roman" officeooo:rsid="02c25302" officeooo:paragraph-rsid="02c25302"/>
    </style:style>
    <style:style style:name="P79" style:family="paragraph" style:parent-style-name="Text_20_body" style:list-style-name="L5">
      <style:text-properties style:font-name="Times New Roman" officeooo:rsid="03a72f27" officeooo:paragraph-rsid="03a72f27"/>
    </style:style>
    <style:style style:name="P80" style:family="paragraph" style:parent-style-name="Text_20_body" style:list-style-name="L6">
      <style:text-properties style:font-name="Times New Roman" officeooo:rsid="03a72f27" officeooo:paragraph-rsid="03a72f27"/>
    </style:style>
    <style:style style:name="P81" style:family="paragraph" style:parent-style-name="Text_20_body" style:list-style-name="L6">
      <style:text-properties style:font-name="Times New Roman" officeooo:rsid="03a72f27" officeooo:paragraph-rsid="03afe2b9"/>
    </style:style>
    <style:style style:name="P82" style:family="paragraph" style:parent-style-name="Text_20_body">
      <style:text-properties style:font-name="Times New Roman" officeooo:rsid="03a72f27" officeooo:paragraph-rsid="03afe2b9"/>
    </style:style>
    <style:style style:name="P83" style:family="paragraph" style:parent-style-name="Text_20_body" style:list-style-name="L7">
      <style:text-properties style:font-name="Times New Roman" officeooo:rsid="03a72f27" officeooo:paragraph-rsid="03afe2b9"/>
    </style:style>
    <style:style style:name="P84" style:family="paragraph" style:parent-style-name="Text_20_body" style:list-style-name="L8">
      <style:text-properties style:font-name="Times New Roman" officeooo:rsid="03a72f27" officeooo:paragraph-rsid="03a72f27"/>
    </style:style>
    <style:style style:name="P85" style:family="paragraph" style:parent-style-name="Text_20_body" style:list-style-name="L9">
      <style:text-properties style:font-name="Times New Roman" officeooo:rsid="03a72f27" officeooo:paragraph-rsid="03b16743"/>
    </style:style>
    <style:style style:name="P86" style:family="paragraph" style:parent-style-name="Text_20_body" style:list-style-name="L10">
      <style:text-properties style:font-name="Times New Roman" officeooo:rsid="03a72f27" officeooo:paragraph-rsid="03a72f27"/>
    </style:style>
    <style:style style:name="P87" style:family="paragraph" style:parent-style-name="Text_20_body" style:list-style-name="L12">
      <style:text-properties style:font-name="Times New Roman" officeooo:rsid="016f9575" officeooo:paragraph-rsid="030b3fb7"/>
    </style:style>
    <style:style style:name="P88" style:family="paragraph" style:parent-style-name="Text_20_body" style:list-style-name="L12">
      <style:text-properties style:font-name="Times New Roman" officeooo:rsid="016f9575" officeooo:paragraph-rsid="016f9575"/>
    </style:style>
    <style:style style:name="P89" style:family="paragraph" style:parent-style-name="Text_20_body" style:list-style-name="L12">
      <style:text-properties style:font-name="Times New Roman" officeooo:rsid="016f9575" officeooo:paragraph-rsid="032ec10b"/>
    </style:style>
    <style:style style:name="P90" style:family="paragraph" style:parent-style-name="Text_20_body" style:list-style-name="L13">
      <style:text-properties style:font-name="Times New Roman"/>
    </style:style>
    <style:style style:name="P91" style:family="paragraph" style:parent-style-name="Text_20_body" style:list-style-name="L3">
      <style:text-properties officeooo:rsid="02d35e24" officeooo:paragraph-rsid="02d35e24"/>
    </style:style>
    <style:style style:name="P92" style:family="paragraph" style:parent-style-name="Text_20_body" style:list-style-name="L4">
      <style:text-properties fo:font-weight="normal" officeooo:rsid="02c7223e" officeooo:paragraph-rsid="02c7223e" style:font-weight-asian="normal" style:font-weight-complex="normal"/>
    </style:style>
    <style:style style:name="P93" style:family="paragraph" style:parent-style-name="Text_20_body" style:list-style-name="L6">
      <style:text-properties officeooo:rsid="03a72f27" officeooo:paragraph-rsid="03a72f27"/>
    </style:style>
    <style:style style:name="P94" style:family="paragraph" style:parent-style-name="Text_20_body" style:list-style-name="L7">
      <style:text-properties officeooo:rsid="03a72f27" officeooo:paragraph-rsid="03afe2b9"/>
    </style:style>
    <style:style style:name="P95" style:family="paragraph" style:parent-style-name="Text_20_body" style:list-style-name="L11">
      <style:text-properties officeooo:rsid="03a8dbbe" officeooo:paragraph-rsid="03a8dbbe"/>
    </style:style>
    <style:style style:name="P96" style:family="paragraph" style:parent-style-name="Text_20_body" style:list-style-name="L13">
      <style:text-properties officeooo:rsid="016f9575" officeooo:paragraph-rsid="017e1ebe"/>
    </style:style>
    <style:style style:name="P97" style:family="paragraph" style:parent-style-name="Text_20_body" style:list-style-name="L13">
      <style:text-properties officeooo:rsid="016f9575" officeooo:paragraph-rsid="018eb969"/>
    </style:style>
    <style:style style:name="P98" style:family="paragraph" style:parent-style-name="Text_20_body" style:list-style-name="L13">
      <style:text-properties officeooo:rsid="017e1ebe" officeooo:paragraph-rsid="018eb969"/>
    </style:style>
    <style:style style:name="P99" style:family="paragraph" style:parent-style-name="Text_20_body" style:list-style-name="L13">
      <style:text-properties officeooo:rsid="01826807" officeooo:paragraph-rsid="01826807"/>
    </style:style>
    <style:style style:name="P100" style:family="paragraph" style:parent-style-name="Text_20_body" style:list-style-name="L13">
      <style:text-properties officeooo:rsid="017f737c" officeooo:paragraph-rsid="017f737c"/>
    </style:style>
    <style:style style:name="P101" style:family="paragraph" style:parent-style-name="Text_20_body" style:list-style-name="L13">
      <style:text-properties officeooo:rsid="017ff7c0" officeooo:paragraph-rsid="017ff7c0"/>
    </style:style>
    <style:style style:name="P102" style:family="paragraph" style:parent-style-name="Text_20_body">
      <style:text-properties officeooo:rsid="03b5d25d" officeooo:paragraph-rsid="03b5d25d"/>
    </style:style>
    <style:style style:name="P103" style:family="paragraph" style:parent-style-name="Text_20_body">
      <style:text-properties officeooo:rsid="03b87da0" officeooo:paragraph-rsid="03b87da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fe2b9"/>
    </style:style>
    <style:style style:name="T27" style:family="text">
      <style:text-properties style:font-name="Times New Roman" officeooo:rsid="03b0d5e7"/>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7977536" text:id="ct21797753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7977312" text:id="ct217977312">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7977088" text:id="ct217977088">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7976864" text:id="ct21797686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7976640" text:id="ct21797664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7976416" text:id="ct2179764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7976192" text:id="ct217976192">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7975968" text:id="ct21797596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7975744" text:id="ct21797574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7975520" text:id="ct217975520">
          <text:deletion>
            <office:change-info>
              <dc:creator>Unbekannter Autor</dc:creator>
              <dc:date>2017-11-13T22:22:34</dc:date>
            </office:change-info>
            <text:p text:style-name="Illustration"><text:s/></text:p>
          </text:deletion>
        </text:changed-region>
        <text:changed-region xml:id="ct217975296" text:id="ct217975296">
          <text:deletion>
            <office:change-info>
              <dc:creator>Unbekannter Autor</dc:creator>
              <dc:date>2017-06-11T21:35:00</dc:date>
            </office:change-info>
            <text:p text:style-name="Illustration"><text:line-break/>Abbildung</text:p>
          </text:deletion>
        </text:changed-region>
        <text:changed-region xml:id="ct217975072" text:id="ct217975072">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7974848" text:id="ct21797484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7974624" text:id="ct21797462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744960" text:id="ct99744960">
          <text:deletion>
            <office:change-info>
              <dc:creator>Unbekannter Autor</dc:creator>
              <dc:date>2017-06-15T18:31:00</dc:date>
            </office:change-info>
            <text:p text:style-name="P1">3</text:p>
          </text:deletion>
        </text:changed-region>
        <text:changed-region xml:id="ct99744736" text:id="ct99744736">
          <text:deletion>
            <office:change-info>
              <dc:creator>Unbekannter Autor</dc:creator>
              <dc:date>2017-11-13T22:24:28</dc:date>
            </office:change-info>
            <text:p text:style-name="P1">2017.</text:p>
          </text:deletion>
        </text:changed-region>
        <text:changed-region xml:id="ct99745184" text:id="ct99745184">
          <text:insertion>
            <office:change-info>
              <dc:creator>Unbekannter Autor</dc:creator>
              <dc:date>2017-11-13T22:24:28</dc:date>
            </office:change-info>
          </text:insertion>
        </text:changed-region>
        <text:changed-region xml:id="ct99746080" text:id="ct99746080">
          <text:deletion>
            <office:change-info>
              <dc:creator>Unbekannter Autor</dc:creator>
              <dc:date>2017-06-15T18:31:00</dc:date>
            </office:change-info>
            <text:p text:style-name="P2">3</text:p>
          </text:deletion>
        </text:changed-region>
        <text:changed-region xml:id="ct99745856" text:id="ct99745856">
          <text:deletion>
            <office:change-info>
              <dc:creator>Unbekannter Autor</dc:creator>
              <dc:date>2017-11-13T22:24:28</dc:date>
            </office:change-info>
            <text:p text:style-name="P2">2017.</text:p>
          </text:deletion>
        </text:changed-region>
        <text:changed-region xml:id="ct99746304" text:id="ct99746304">
          <text:insertion>
            <office:change-info>
              <dc:creator>Unbekannter Autor</dc:creator>
              <dc:date>2017-11-13T22:24:28</dc:date>
            </office:change-info>
          </text:insertion>
        </text:changed-region>
        <text:changed-region xml:id="ct99744512" text:id="ct99744512">
          <text:insertion>
            <office:change-info>
              <dc:creator>Unbekannter Autor</dc:creator>
              <dc:date>2017-06-11T21:15:00</dc:date>
            </office:change-info>
          </text:insertion>
        </text:changed-region>
        <text:changed-region xml:id="ct99746528" text:id="ct99746528">
          <text:deletion>
            <office:change-info>
              <dc:creator>Unbekannter Autor</dc:creator>
              <dc:date>2017-06-11T21:15:00</dc:date>
            </office:change-info>
            <text:h text:style-name="Heading_20_1" text:outline-level="1"/>
            <text:h text:style-name="Heading_20_1" text:outline-level="1"/>
          </text:deletion>
        </text:changed-region>
        <text:changed-region xml:id="ct99746752" text:id="ct99746752">
          <text:insertion>
            <office:change-info>
              <dc:creator>Unbekannter Autor</dc:creator>
              <dc:date>2017-11-13T22:24:42</dc:date>
            </office:change-info>
          </text:insertion>
        </text:changed-region>
        <text:changed-region xml:id="ct99746976" text:id="ct99746976">
          <text:insertion>
            <office:change-info>
              <dc:creator>Unbekannter Autor</dc:creator>
              <dc:date>2017-05-28T23:22:00</dc:date>
            </office:change-info>
          </text:insertion>
        </text:changed-region>
        <text:changed-region xml:id="ct99747200" text:id="ct99747200">
          <text:insertion>
            <office:change-info>
              <dc:creator>Unbekannter Autor</dc:creator>
              <dc:date>2017-05-28T23:22:00</dc:date>
            </office:change-info>
          </text:insertion>
        </text:changed-region>
        <text:changed-region xml:id="ct99747424" text:id="ct99747424">
          <text:insertion>
            <office:change-info>
              <dc:creator>Unbekannter Autor</dc:creator>
              <dc:date>2017-08-26T11:44:10</dc:date>
            </office:change-info>
          </text:insertion>
        </text:changed-region>
        <text:changed-region xml:id="ct99747648" text:id="ct99747648">
          <text:insertion>
            <office:change-info>
              <dc:creator>Unbekannter Autor</dc:creator>
              <dc:date>2017-07-16T13:04:10</dc:date>
            </office:change-info>
          </text:insertion>
        </text:changed-region>
        <text:changed-region xml:id="ct99747872" text:id="ct99747872">
          <text:insertion>
            <office:change-info>
              <dc:creator>Unbekannter Autor</dc:creator>
              <dc:date>2017-11-13T22:23:35</dc:date>
            </office:change-info>
          </text:insertion>
        </text:changed-region>
        <text:changed-region xml:id="ct99748096" text:id="ct99748096">
          <text:insertion>
            <office:change-info>
              <dc:creator>Unbekannter Autor</dc:creator>
              <dc:date>2017-06-11T21:07:00</dc:date>
            </office:change-info>
          </text:insertion>
        </text:changed-region>
        <text:changed-region xml:id="ct99749216" text:id="ct99749216">
          <text:deletion>
            <office:change-info>
              <dc:creator>Unbekannter Autor</dc:creator>
              <dc:date>2017-11-13T22:18:48</dc:date>
            </office:change-info>
            <text:p text:style-name="P3"><text:s/>Benutzerliste verlinkt nun auf die „Bearbeiten“ Ansicht der Gruppe.</text:p>
          </text:deletion>
        </text:changed-region>
        <text:changed-region xml:id="ct99748992" text:id="ct9974899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99748768" text:id="ct99748768">
          <text:deletion>
            <office:change-info>
              <dc:creator>Unbekannter Autor</dc:creator>
              <dc:date>2017-11-13T22:20:44</dc:date>
            </office:change-info>
            <text:p text:style-name="P5"/>
            <text:p text:style-name="P4"/>
          </text:deletion>
        </text:changed-region>
        <text:changed-region xml:id="ct99748544" text:id="ct99748544">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748320" text:id="ct99748320">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99749440" text:id="ct99749440">
          <text:insertion>
            <office:change-info>
              <dc:creator>Unbekannter Autor</dc:creator>
              <dc:date>2017-07-15T10:23:03</dc:date>
            </office:change-info>
          </text:insertion>
        </text:changed-region>
        <text:changed-region xml:id="ct217973056" text:id="ct217973056">
          <text:deletion>
            <office:change-info>
              <dc:creator>Unbekannter Autor</dc:creator>
              <dc:date>2017-05-28T23:20:00</dc:date>
            </office:change-info>
            <text:p text:style-name="Text_20_body"/>
            <text:list xml:id="list1822391209"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69861629"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1386173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73475696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7972832" text:id="ct217972832">
          <text:deletion>
            <office:change-info>
              <dc:creator>Unbekannter Autor</dc:creator>
              <dc:date>2017-04-18T21:57:00</dc:date>
            </office:change-info>
            <text:p text:style-name="Text_20_body"/>
            <text:p text:style-name="Text_20_body"/>
          </text:deletion>
        </text:changed-region>
        <text:changed-region xml:id="ct217972608" text:id="ct2179726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7972384" text:id="ct217972384">
          <text:deletion>
            <office:change-info>
              <dc:creator>Unbekannter Autor</dc:creator>
              <dc:date>2017-04-18T21:49:00</dc:date>
            </office:change-info>
            <text:h text:style-name="Heading_20_1" text:outline-level="1"/>
            <text:h text:style-name="Heading_20_1" text:outline-level="1"/>
          </text:deletion>
        </text:changed-region>
        <text:changed-region xml:id="ct217972160" text:id="ct217972160">
          <text:deletion>
            <office:change-info>
              <dc:creator>Unbekannter Autor</dc:creator>
              <dc:date>2017-05-28T23:21:00</dc:date>
            </office:change-info>
            <text:h text:style-name="P26" text:outline-level="1">D</text:h>
          </text:deletion>
        </text:changed-region>
        <text:changed-region xml:id="ct217973280" text:id="ct217973280">
          <text:insertion>
            <office:change-info>
              <dc:creator>Unbekannter Autor</dc:creator>
              <dc:date>2017-05-28T23:21:00</dc:date>
            </office:change-info>
          </text:insertion>
        </text:changed-region>
        <text:changed-region xml:id="ct217973504" text:id="ct217973504">
          <text:insertion>
            <office:change-info>
              <dc:creator>Unbekannter Autor</dc:creator>
              <dc:date>2017-06-11T21:36:00</dc:date>
            </office:change-info>
          </text:insertion>
        </text:changed-region>
        <text:changed-region xml:id="ct217973728" text:id="ct217973728">
          <text:deletion>
            <office:change-info>
              <dc:creator>Unbekannter Autor</dc:creator>
              <dc:date>2017-05-28T23:24:00</dc:date>
            </office:change-info>
            <text:h text:style-name="Heading_20_1" text:outline-level="1"/>
            <text:h text:style-name="Heading_20_1" text:outline-level="1"/>
          </text:deletion>
        </text:changed-region>
        <text:changed-region xml:id="ct217973952" text:id="ct217973952">
          <text:deletion>
            <office:change-info>
              <dc:creator>Unbekannter Autor</dc:creator>
              <dc:date>2017-05-28T23:24:00</dc:date>
            </office:change-info>
            <text:p text:style-name="P27"><text:span text:style-name="T8"><text:s/></text:span><text:span text:style-name="T10">oder</text:span></text:p>
          </text:deletion>
        </text:changed-region>
        <text:changed-region xml:id="ct217974176" text:id="ct217974176">
          <text:insertion>
            <office:change-info>
              <dc:creator>Unbekannter Autor</dc:creator>
              <dc:date>2017-05-28T23:24:00</dc:date>
            </office:change-info>
          </text:insertion>
        </text:changed-region>
        <text:changed-region xml:id="ct217974400" text:id="ct2179744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744960"/><text:change text:change-id="ct99744736"/><text:change-start text:change-id="ct99745184"/><text:span text:style-name="T34">2018.</text:span><text:change-end text:change-id="ct99745184"/><text:span text:style-name="T35">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4"/>
      <text:p text:style-name="P54"/>
      <text:p text:style-name="P55"><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71"><text:a xlink:type="simple" xlink:href="#__RefHeading___Toc481_1318882124" text:style-name="Index_20_Link" text:visited-style-name="Index_20_Link">Zielgruppe<text:tab/>1</text:a></text:p>
          <text:p text:style-name="P70"><text:a xlink:type="simple" xlink:href="#__RefHeading___Toc447_1318882124" text:style-name="Index_20_Link" text:visited-style-name="Index_20_Link">Was ist UliCMS?<text:tab/>1</text:a></text:p>
          <text:p text:style-name="P70"><text:a xlink:type="simple" xlink:href="#__RefHeading___Toc3344_1558993862" text:style-name="Index_20_Link" text:visited-style-name="Index_20_Link">Zusammenfassung der Änderungen<text:tab/>1</text:a></text:p>
          <text:p text:style-name="P71"><text:a xlink:type="simple" xlink:href="#__RefHeading___Toc552_1489461170" text:style-name="Index_20_Link" text:visited-style-name="Index_20_Link">Neue Features<text:tab/>1</text:a></text:p>
          <text:p text:style-name="P71"><text:a xlink:type="simple" xlink:href="#__RefHeading___Toc2178_1638517198" text:style-name="Index_20_Link" text:visited-style-name="Index_20_Link">Neue API-Funktionen<text:tab/>2</text:a></text:p>
          <text:p text:style-name="P72"><text:a xlink:type="simple" xlink:href="#__RefHeading___Toc1668_1335894365" text:style-name="Index_20_Link" text:visited-style-name="Index_20_Link">Neue HTML-Helper<text:tab/>2</text:a></text:p>
          <text:p text:style-name="P72"><text:a xlink:type="simple" xlink:href="#__RefHeading___Toc1670_1335894365" text:style-name="Index_20_Link" text:visited-style-name="Index_20_Link">Minifying<text:tab/>2</text:a></text:p>
          <text:p text:style-name="P71"><text:a xlink:type="simple" xlink:href="#__RefHeading___Toc1889_2572858981" text:style-name="Index_20_Link" text:visited-style-name="Index_20_Link">Sonstige Änderungen<text:tab/>3</text:a></text:p>
          <text:p text:style-name="P71"><text:a xlink:type="simple" xlink:href="#__RefHeading___Toc2747_260329749" text:style-name="Index_20_Link" text:visited-style-name="Index_20_Link">Bugfixes<text:tab/>3</text:a></text:p>
          <text:p text:style-name="P71"><text:a xlink:type="simple" xlink:href="#__RefHeading___Toc1672_1335894365" text:style-name="Index_20_Link" text:visited-style-name="Index_20_Link">Entfernte Features<text:tab/>3</text:a></text:p>
          <text:p text:style-name="P70"><text:a xlink:type="simple" xlink:href="#__RefHeading___Toc4661_3330299324" text:style-name="Index_20_Link" text:visited-style-name="Index_20_Link">Detailbeschreibung der neuen Features<text:tab/>4</text:a></text:p>
          <text:p text:style-name="P71"><text:a xlink:type="simple" xlink:href="#__RefHeading___Toc1510_4286809544" text:style-name="Index_20_Link" text:visited-style-name="Index_20_Link">Neue Mailversandmethode "PHPMailer", Mailversand per SMTP<text:tab/>4</text:a></text:p>
          <text:p text:style-name="P70"><text:a xlink:type="simple" xlink:href="#__RefHeading___Toc4663_3330299324" text:style-name="Index_20_Link" text:visited-style-name="Index_20_Link">Durchführung der Installation<text:tab/>5</text:a></text:p>
          <text:p text:style-name="P70"><text:a xlink:type="simple" xlink:href="#__RefHeading___Toc6932_1558993862" text:style-name="Index_20_Link" text:visited-style-name="Index_20_Link">Durchführung eines Upgrades<text:tab/>5</text:a></text:p>
          <text:p text:style-name="P70"><text:a xlink:type="simple" xlink:href="#__RefHeading___Toc734_1061336504" text:style-name="Index_20_Link" text:visited-style-name="Index_20_Link">Benötigen Sie Hilfe?<text:tab/>7</text:a></text:p>
          <text:p text:style-name="P70"><text:a xlink:type="simple" xlink:href="#__RefHeading___Toc978_1474200080" text:style-name="Index_20_Link" text:visited-style-name="Index_20_Link">Abbildungsverzeichnis<text:tab/>7</text:a></text:p>
        </text:index-body>
      </text:table-of-content>
      <text:p text:style-name="P48"/>
      <text:h text:style-name="P61" text:outline-level="1"><text:bookmark-start text:name="__RefHeading___Toc467_918909501"/>Über dieses Dokument<text:bookmark-end text:name="__RefHeading___Toc467_918909501"/></text:h>
      <text:p text:style-name="P32">Dieses Dokument beschreibt die neuen Features in UliCMS <text:change text:change-id="ct99746080"/><text:change text:change-id="ct99745856"/><text:change-start text:change-id="ct99746304"/><text:span text:style-name="T29">2018.</text:span><text:change-end text:change-id="ct99746304"/><text:span text:style-name="T29">3.</text:span></text:p>
      <text:h text:style-name="P66" text:outline-level="2"><text:bookmark-start text:name="__RefHeading___Toc481_1318882124"/>Zielgruppe<text:bookmark-end text:name="__RefHeading___Toc481_1318882124"/></text:h>
      <text:p text:style-name="P5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52"><text:bookmark-start text:name="__RefHeading___Toc901_364092656"/>UliCMS ermöglicht die Erstellung und Verwaltung von kleinen und mittelgroßen Websites.<text:bookmark-end text:name="__RefHeading___Toc901_364092656"/><text:change-start text:change-id="ct99744512"/></text:p>
      <text:h text:style-name="Heading_20_1" text:outline-level="1"><text:bookmark-start text:name="__RefHeading___Toc3344_1558993862"/><text:change-end text:change-id="ct99744512"/><text:change text:change-id="ct99746528"/>Zusammenfassung der Änderungen<text:bookmark-end text:name="__RefHeading___Toc3344_1558993862"/></text:h>
      <text:h text:style-name="P65" text:outline-level="2"><text:bookmark-start text:name="__RefHeading___Toc552_1489461170"/>Neue Features<text:bookmark-end text:name="__RefHeading___Toc552_1489461170"/><text:change-start text:change-id="ct99746752"/></text:h>
      <text:list xml:id="list3810185393" text:style-name="L5">
        <text:list-item>
          <text:p text:style-name="P79"><text:change-end text:change-id="ct99746752"/>Neue Mailversandmethode "PHPMailer", Mailversand per SMTP</text:p>
        </text:list-item>
        <text:list-item>
          <text:p text:style-name="P79">Vorbereitungen zur Ausführung von UliCMS in der Google Cloud durchgeführt</text:p>
        </text:list-item>
        <text:list-item>
          <text:p text:style-name="P79">Seiten haben nun auch eine Gruppe (group_id)</text:p>
        </text:list-item>
        <text:list-item>
          <text:p text:style-name="P79">Minifying von Scripts und Stylesheets kann durch Config-Variable $no_minify deaktiviert werden.</text:p>
        </text:list-item>
        <text:list-item>
          <text:p text:style-name="P79">Exception Logging implementiert</text:p>
        </text:list-item>
        <text:list-item>
          <text:p text:style-name="P79">Logging von SQL Queries nutzt nun auch KLogger</text:p>
        </text:list-item>
        <text:list-item>
          <text:p text:style-name="P79">Log-Ordner wird automatisch per .htaccess geschützt</text:p>
        </text:list-item>
        <text:list-item>
          <text:p text:style-name="P79">neue CustomField Types "FileFile" und "FileImage" (Auswahl einer Datei)</text:p>
        </text:list-item>
        <text:list-item>
          <text:p text:style-name="P79">shell/sinstall.php kann nun Pakete von einer URL als Quelle installieren.</text:p>
        </text:list-item>
        <text:list-item>
          <text:p text:style-name="P79">CodeMirror auf Version 5.35.0 aktualisiert</text:p>
        </text:list-item>
        <text:list-item>
          <text:p text:style-name="P79">Die Sicherheit des Downloads von Patches und Paketen wurde verbessert (Checksum-Prüfung und SSL)</text:p>
        </text:list-item>
        <text:list-item>
          <text:p text:style-name="P79">jQuery auf Version 1.12.4 aktualisiert</text:p>
        </text:list-item>
        <text:list-item>
          <text:p text:style-name="P79">CrawlerDetect auf Version 1.2.62 aktualisiert<text:change-start text:change-id="ct99746976"/></text:p>
        </text:list-item>
      </text:list>
      <text:h text:style-name="P67" text:outline-level="2"/>
      <text:h text:style-name="P21" text:outline-level="2"><text:bookmark-start text:name="__RefHeading___Toc2178_1638517198"/>Neue API-Funktionen<text:bookmark-end text:name="__RefHeading___Toc2178_1638517198"/><text:change-end text:change-id="ct99746976"/></text:h>
      <text:h text:style-name="Heading_20_3" text:outline-level="3"><text:bookmark-start text:name="__RefHeading___Toc1668_1335894365"/>Neue HTML-Helper<text:bookmark-end text:name="__RefHeading___Toc1668_1335894365"/></text:h>
      <text:list xml:id="list2486613176" text:style-name="L6">
        <text:list-item>
          <text:p text:style-name="P93"><text:span text:style-name="T26">U</text:span><text:span text:style-name="T8">liCMS\HTML\Style\FromExternalFile($href, $media = null, $htmlAttributes = array())</text:span></text:p>
        </text:list-item>
        <text:list-item>
          <text:p text:style-name="P80">UliCMS\HTML\Style\FromString($code, $media = null, $htmlAttributes = array())</text:p>
        </text:list-item>
        <text:list-item>
          <text:p text:style-name="P80">UliCMS\HTML\Script::FromExternalFile($src, $async = false, $defer = false, $htmlAttributes = array())</text:p>
        </text:list-item>
        <text:list-item>
          <text:p text:style-name="P81">UliCMS\HTML\Script::FromString($code, $async = false, $defer = false, $htmlAttributes = array())</text:p>
        </text:list-item>
        <text:list-item>
          <text:p text:style-name="P81">UliCMS\HTML\Link\Link($href, $text, $htmlAttributes = array())</text:p>
        </text:list-item>
        <text:list-item>
          <text:p text:style-name="P81">UliCMS\HTML\Link\ActionLink($action, $text, $suffix = null, $htmlAttributes = array())</text:p>
        </text:list-item>
        <text:list-item>
          <text:p text:style-name="P81">UliCMS\HTML\Input\TextBox($name, $value, $type = "text", $htmlAttributes = array())</text:p>
        </text:list-item>
        <text:list-item>
          <text:p text:style-name="P81">UliCMS\HTML\Input\TextArea($name, $value, $rows = 25, $cols = 80, $htmlAttributes = array())</text:p>
        </text:list-item>
        <text:list-item>
          <text:p text:style-name="P81">UliCMS\HTML\Input\Password($name, $value, $htmlAttributes = array())</text:p>
        </text:list-item>
        <text:list-item>
          <text:p text:style-name="P81">UliCMS\HTML\Input\Hidden($name, $value, $htmlAttributes = array())</text:p>
        </text:list-item>
        <text:list-item>
          <text:p text:style-name="P81">UliCMS\HTML\Input\CheckBox($name, $checked = false, $value = "1", $htmlAttributes = array())</text:p>
        </text:list-item>
        <text:list-item>
          <text:p text:style-name="P81">UliCMS\HTML\Input\RadioButton($name, $checked = false, $value = "1", $htmlAttributes = array())</text:p>
        </text:list-item>
        <text:list-item>
          <text:p text:style-name="P81">UliCMS\HTML\Input\SingleSelect($name, $value = null, $options = array(), $size = 1, $htmlAttributes = array())</text:p>
        </text:list-item>
        <text:list-item>
          <text:p text:style-name="P81">UliCMS\HTML\Input\MultiSelect($name, $value = null, $options = array(), $size = 5, $htmlAttributes = array())</text:p>
        </text:list-item>
        <text:list-item>
          <text:p text:style-name="P81">UliCMS\HTML\ListItem (Klasse)</text:p>
        </text:list-item>
      </text:list>
      <text:p text:style-name="P82"/>
      <text:h text:style-name="Heading_20_3" text:outline-level="3"><text:bookmark-start text:name="__RefHeading___Toc1670_1335894365"/>Minifying<text:bookmark-end text:name="__RefHeading___Toc1670_1335894365"/></text:h>
      <text:list xml:id="list922363917" text:style-name="L7">
        <text:list-item>
          <text:p text:style-name="P83">combinedScriptHtml() (statt combined_script_html())</text:p>
        </text:list-item>
        <text:list-item>
          <text:p text:style-name="P94"><text:span text:style-name="T26">c</text:span><text:span text:style-name="T8">ombinedStylesheetHtml (statt combined_stylesheet_html())</text:span></text:p>
        </text:list-item>
      </text:list>
      <text:p text:style-name="P53"><text:span text:style-name="T8">Die Funktionen im alten Namensschema bleiben aus </text:span><text:span text:style-name="T27">Kompatibilitätsgründen</text:span><text:span text:style-name="T8"> erhalten, sind jedoch als Deprecated (veraltet) gekennzeichnet</text:span><text:change-start text:change-id="ct99747200"/></text:p>
      <text:h text:style-name="P68" text:outline-level="2"><text:bookmark-start text:name="__RefHeading___Toc1889_2572858981"/><text:soft-page-break/><text:span text:style-name="T23">S</text:span><text:span text:style-name="T8">onstige Änderungen</text:span><text:bookmark-end text:name="__RefHeading___Toc1889_2572858981"/><text:change-end text:change-id="ct99747200"/></text:h>
      <text:list xml:id="list913766346" text:style-name="L8">
        <text:list-item>
          <text:p text:style-name="P84">Formularsystem verwendet nun die E-Mail Adresse aus den Grundeinstellungen als Absender, falls kein Feld für die E-Mail Adresse gesetzt ist.</text:p>
        </text:list-item>
      </text:list>
      <text:list xml:id="list190880458" text:style-name="L9">
        <text:list-item>
          <text:p text:style-name="P85">Einstellungen zum E-Mail Versand ausgeblendet, da es dort nichts zum Auswählen gibt, bis PHPMailer ins System integriert wird.</text:p>
        </text:list-item>
        <text:list-item>
          <text:p text:style-name="P85">Performance der Installation von mehrere Paketen und Patches optimiert<text:change-start text:change-id="ct99747424"/></text:p>
        </text:list-item>
      </text:list>
      <text:h text:style-name="Heading_20_2" text:outline-level="2"><text:bookmark-start text:name="__RefHeading___Toc2747_260329749"/>Bugfixes<text:bookmark-end text:name="__RefHeading___Toc2747_260329749"/><text:change-end text:change-id="ct99747424"/></text:h>
      <text:list xml:id="list1278553766" text:style-name="L10">
        <text:list-item>
          <text:p text:style-name="P86">"Custom Types" Feature war defekt</text:p>
        </text:list-item>
        <text:list-item>
          <text:p text:style-name="P86">Hochgeladene Videos wurden im Root-Ordner des Dateisystems gespeichert</text:p>
        </text:list-item>
        <text:list-item>
          <text:p text:style-name="P86">Sicherheit: Hook-Funktionen in Controllern können nicht mehr direkt per HTTP Request ausgeführt werden.</text:p>
        </text:list-item>
        <text:list-item>
          <text:p text:style-name="P86">ModuleHelper::getFullPageURLByID() gibt fehlerhafte URl aus unter Windows</text:p>
        </text:list-item>
        <text:list-item>
          <text:p text:style-name="P86">Kompatiblitätsproblem mit dem mPDF Modul behoben</text:p>
        </text:list-item>
        <text:list-item>
          <text:p text:style-name="P86">Weiterleitung zum Installer wenn keine Konfigurationsdatei vorhanden funktioniert wieder.</text:p>
        </text:list-item>
      </text:list>
      <text:h text:style-name="Heading_20_2" text:outline-level="2"><text:bookmark-start text:name="__RefHeading___Toc1672_1335894365"/><text:change-start text:change-id="ct99747648"/>Entfernte Features<text:bookmark-end text:name="__RefHeading___Toc1672_1335894365"/><text:change-end text:change-id="ct99747648"/></text:h>
      <text:list xml:id="list3476772315" text:style-name="L11">
        <text:list-item>
          <text:p text:style-name="P95"><text:span text:style-name="T36">Z</text:span>ugriff von IP-Adressen die auf der Blacklist von spamhaus.org gelistet sind verweigern.</text:p>
        </text:list-item>
        <text:list-item>
          <text:p text:style-name="P95">YaLinqo entfernt<text:change-start text:change-id="ct99747872"/></text:p>
        </text:list-item>
      </text:list>
      <text:h text:style-name="P57" text:outline-level="1"><text:change-end text:change-id="ct99747872"/></text:h>
      <text:h text:style-name="P26" text:outline-level="1"><text:bookmark-start text:name="__RefHeading___Toc4661_3330299324"/><text:change-start text:change-id="ct99748096"/>Detailbeschreibung der neuen Features<text:bookmark-end text:name="__RefHeading___Toc4661_3330299324"/><text:change-end text:change-id="ct99748096"/></text:h>
      <text:h text:style-name="Heading_20_2" text:outline-level="2"><text:bookmark-start text:name="__RefHeading___Toc1510_4286809544"/><text:change text:change-id="ct99749216"/><text:change text:change-id="ct99748992"/><text:change text:change-id="ct99748768"/><text:change text:change-id="ct99748544"/><text:change text:change-id="ct99748320"/>Neue Mailversandmethode "PHPMailer", Mailversand per SMTP<text:bookmark-end text:name="__RefHeading___Toc1510_4286809544"/></text:h>
      <text:p text:style-name="P102">In UliCMS Release 2018.2 wurde die Mailversandmethode „PEAR Mail“ entfernt. <text:line-break/>In UliCMS Release 2018.3 ist als Ersatz nun der Mailversand per „PHPMailer“ möglich.</text:p>
      <text:p text:style-name="P102">PHPMailer ist eine PHP-Klasse zum Versand von E-Mails <text:span text:style-name="T37">über einen</text:span> SMTP-<text:span text:style-name="T37">Server</text:span>. Diese Methode kann genutzt werden, wenn die mail() Funktion nicht zur Verfügung steht.</text:p>
      <text:p text:style-name="P103">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102"><draw:frame draw:style-name="fr4" draw:name="Rahmen4" text:anchor-type="paragraph" svg:width="17.013cm" draw:z-index="12"><draw:text-box fo:min-height="11.73cm"><text:p text:style-name="Illustration"><draw:frame draw:style-name="fr9" draw:name="Bild6" text:anchor-type="as-char" svg:width="17.013cm" style:rel-width="100%" svg:height="11.73cm" style:rel-height="scale" draw:z-index="13"><draw:image xlink:href="Pictures/100000000000036C0000025C9CB4504DB077C29E.png" xlink:type="simple" xlink:show="embed" xlink:actuate="onLoad" loext:mime-type="image/x-vclgraphic"/></draw:frame><text:span text:style-name="T1"><text:line-break/></text:span>Abbildung <text:sequence text:ref-name="refIllustration18" text:name="Illustration" text:formula="ooow:Illustration+1" style:num-format="1">1</text:sequence>: Screenshot: Konfiguration Mailversand mit PHPMailer</text:p></draw:text-box></draw:frame><text:change-start text:change-id="ct99749440"/></text:p>
      <text:h text:style-name="P26" text:outline-level="1"><text:bookmark-start text:name="__RefHeading___Toc4663_3330299324"/><text:change-end text:change-id="ct99749440"/><text:change text:change-id="ct217973056"/><text:change text:change-id="ct217972832"/><text:change text:change-id="ct217972608"/><text:change text:change-id="ct217972384"/><text:change text:change-id="ct217972160"/><text:change-start text:change-id="ct217973280"/><text:span text:style-name="T33">D</text:span><text:change-end text:change-id="ct217973280"/>urchführung der Installation<text:bookmark-end text:name="__RefHeading___Toc4663_3330299324"/></text:h>
      <text:list xml:id="list1497036250" text:style-name="L12">
        <text:list-item>
          <text:p text:style-name="P87"><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88">Wenn Sie UliCMS in de<text:span text:style-name="T31">m</text:span> Hauptordner hochgeladen haben, rufen Sie [www.ihredomain.de]/installer im Browser auf.</text:p>
        </text:list-item>
        <text:list-item>
          <text:p text:style-name="P88">Wenn Sie UliCMS in eine<text:span text:style-name="T31">m</text:span> Unterordner hochgeladen haben, rufen Sie [www.ihredomain.de]/[ihr-unterordner]/installer im Browser auf.<text:line-break/>Die eckigen Klammern sind Platzhalter.</text:p>
        </text:list-item>
        <text:list-item>
          <text:p text:style-name="P88">Folgen Sie den Anweisungen des Installationsassistenten.</text:p>
        </text:list-item>
        <text:list-item>
          <text:p text:style-name="P89"><text:bookmark-start text:name="__RefHeading__616_716240178"/>Löschen Sie nach erfolgreichen Abschluss der Installation den Ordner „installer“ vom Server.<text:bookmark-end text:name="__RefHeading__616_716240178"/><text:change-start text:change-id="ct217973504"/></text:p>
        </text:list-item>
      </text:list>
      <text:h text:style-name="Heading_20_1" text:outline-level="1"><text:bookmark-start text:name="__RefHeading___Toc6932_1558993862"/><text:change-end text:change-id="ct217973504"/><text:change text:change-id="ct217973728"/>Durchführung eines Upgrades<text:bookmark-end text:name="__RefHeading___Toc6932_1558993862"/></text:h>
      <text:p text:style-name="P27"><text:span text:style-name="T8">Ein Upgrade kann nur von UliCMS 2017.1</text:span><text:change text:change-id="ct217973952"/><text:change-start text:change-id="ct217974176"/><text:span text:style-name="T8">,</text:span><text:change-end text:change-id="ct217974176"/><text:span text:style-name="T10"> UliCMS 2017.2</text:span><text:span text:style-name="T8"> </text:span><text:change-start text:change-id="ct217974400"/><text:span text:style-name="T25">oder UliCMS 2017.3 </text:span><text:change-end text:change-id="ct21797440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130476830" text:style-name="L13">
        <text:list-item>
          <text:p text:style-name="P90">Entpacken Sie das heruntergeladene Upgrade-Paket.</text:p>
        </text:list-item>
        <text:list-item>
          <text:p text:style-name="P9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4962048772528" text:continue-numbering="true" text:style-name="L13">
        <text:list-item>
          <text:p text:style-name="P96"><draw:frame draw:style-name="fr3"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80A4DBF7064F7A26.png" xlink:type="simple" xlink:show="embed" xlink:actuate="onLoad" loext:mime-type="image/png"/></draw:frame><text:change text:change-id="ct217977536"/><text:change text:change-id="ct217977312"/><text:change text:change-id="ct217977088"/><text:change text:change-id="ct217976864"/><text:change text:change-id="ct217976640"/><text:change text:change-id="ct217976416"/><text:change text:change-id="ct217976192"/><text:change text:change-id="ct217975968"/><text:change text:change-id="ct217975744"/><text:change text:change-id="ct217975520"/><text:change text:change-id="ct217975296"/><text:change text:change-id="ct217975072"/><text:change text:change-id="ct217974848"/><text:change text:change-id="ct217974624"/><text:s/>Abbildung <text:sequence text:ref-name="refIllustration17" text:name="Illustration" text:formula="ooow:Illustration+1" style:num-format="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97">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8">Loggen Sie sich nun in das CMS ein, prüfen Sie, ob eine Paketquelle für diese Version von UliCMS ausgewählt ist.</text:p>
        </text:list-item>
        <text:list-item>
          <text:p text:style-name="P99">Falls Patches für UliCMS verfügbar sind, installieren Sie diese.</text:p>
        </text:list-item>
        <text:list-item>
          <text:p text:style-name="P100">Leeren Sie den Cache des CMS.</text:p>
        </text:list-item>
        <text:list-item>
          <text:p text:style-name="P101">Rufen Sie „Pakete“ auf, und merken Sie sich alle Pakete, deren Versionsnummer rot markiert ist. Installieren Sie die neuen Versionen dieser Pakete.</text:p>
        </text:list-item>
        <text:list-item>
          <text:p text:style-name="P101">Falls Probleme mit Modulen und Themes auftreten, die nicht aus der Paketquelle stammen, prüfen Sie, ob von diesen Paketen beim Hersteller eine neue Version verfügbar ist, und installieren Sie diese gegebenenfalls.</text:p>
        </text:list-item>
      </text:list>
      <text:h text:style-name="P60" text:outline-level="1"><text:bookmark-start text:name="__RefHeading___Toc734_1061336504"/>Benötigen Sie Hilfe?<text:bookmark-end text:name="__RefHeading___Toc734_1061336504"/></text:h>
      <text:p text:style-name="P5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Screenshot: Konfiguration Mailversand mit PHPMailer<text:tab/>4</text:p>
          <text:p text:style-name="P73"><text:s/>Abbildung 2: Abbildung, setzen der Datei-Berechtigungen auf dem FTP-Server<text:tab/>6</text:p>
        </text:index-body>
      </text:illustration-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 loext:mime-type="image/png"/></draw:frame><text:page-number text:select-page="current">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1T10:49:59.836999992">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9"><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4M15S</meta:editing-duration>
    <meta:editing-cycles>892</meta:editing-cycles>
    <meta:generator>LibreOffice/5.4.5.1$Windows_X86_64 LibreOffice_project/79c9829dd5d8054ec39a82dc51cd9eff340dbee8</meta:generator>
    <dc:date>2018-04-01T10:49:59.665000000</dc:date>
    <meta:document-statistic meta:table-count="0" meta:image-count="9" meta:object-count="0" meta:page-count="9" meta:paragraph-count="111" meta:word-count="1053" meta:character-count="7961" meta:non-whitespace-character-count="7066"/>
  </office:meta>
</office:document-meta>
</file>